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2e217" officeooo:paragraph-rsid="0002e2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4e7c8" officeooo:paragraph-rsid="0004e7c8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e7c8" officeooo:paragraph-rsid="00062ad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e7c8" officeooo:paragraph-rsid="0004e7c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8bdfa" officeooo:paragraph-rsid="0008bdfa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9f569" officeooo:paragraph-rsid="0009f56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fo:font-weight="bold" officeooo:rsid="0002e217" officeooo:paragraph-rsid="0002e217" style:font-size-asian="32pt" style:font-weight-asian="bold" style:font-size-complex="3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002e217" officeooo:paragraph-rsid="0002e217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02e217" officeooo:paragraph-rsid="0002e21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04e7c8" officeooo:paragraph-rsid="0004e7c8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6pt" fo:font-weight="bold" officeooo:rsid="0002e217" officeooo:paragraph-rsid="0002e217" style:font-size-asian="26pt" style:font-weight-asian="bold" style:font-size-complex="2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4e7c8" officeooo:paragraph-rsid="0004e7c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062adc" officeooo:paragraph-rsid="00062ad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62adc" officeooo:paragraph-rsid="00081e40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9f569" officeooo:paragraph-rsid="000ac4f5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0ac4f5" officeooo:paragraph-rsid="000ac4f5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bb852" officeooo:paragraph-rsid="000bb852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8bdfa" officeooo:paragraph-rsid="0008bdfa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9f569" officeooo:paragraph-rsid="0009f56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1e40" style:font-weight-asian="bold" style:font-weight-complex="bold"/>
    </style:style>
    <style:style style:name="T3" style:family="text">
      <style:text-properties fo:font-weight="bold" officeooo:rsid="000ac4f5" style:font-weight-asian="bold" style:font-weight-complex="bold"/>
    </style:style>
    <style:style style:name="T4" style:family="text">
      <style:text-properties fo:font-weight="bold" officeooo:rsid="000bb852" style:font-weight-asian="bold" style:font-weight-complex="bold"/>
    </style:style>
    <style:style style:name="T5" style:family="text">
      <style:text-properties fo:font-weight="bold" officeooo:rsid="000bcacb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1e40" style:font-weight-asian="normal" style:font-weight-complex="normal"/>
    </style:style>
    <style:style style:name="T9" style:family="text">
      <style:text-properties fo:font-weight="normal" officeooo:rsid="0008bdfa" style:font-weight-asian="normal" style:font-weight-complex="normal"/>
    </style:style>
    <style:style style:name="T10" style:family="text">
      <style:text-properties fo:font-weight="normal" officeooo:rsid="0009f569" style:font-weight-asian="normal" style:font-weight-complex="normal"/>
    </style:style>
    <style:style style:name="T11" style:family="text">
      <style:text-properties fo:color="#ff3300" fo:font-weight="bold" style:font-weight-asian="bold" style:font-weight-complex="bold"/>
    </style:style>
    <style:style style:name="T12" style:family="text">
      <style:text-properties fo:color="#cc3300" fo:font-weight="bold" style:font-weight-asian="bold" style:font-weight-complex="bold"/>
    </style:style>
    <style:style style:name="T13" style:family="text">
      <style:text-properties fo:background-color="#ffff00" loext:char-shading-value="0"/>
    </style:style>
    <style:style style:name="T14" style:family="text">
      <style:text-properties officeooo:rsid="00081e40"/>
    </style:style>
    <style:style style:name="T15" style:family="text">
      <style:text-properties officeooo:rsid="000ac4f5"/>
    </style:style>
    <style:style style:name="T16" style:family="text">
      <style:text-properties officeooo:rsid="000bb852"/>
    </style:style>
    <style:style style:name="T17" style:family="text">
      <style:text-properties officeooo:rsid="000bcacb"/>
    </style:style>
    <style:style style:name="T18" style:family="text">
      <style:text-properties officeooo:rsid="000cab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skişehir Osmangazi Üniversitesi</text:p>
      <text:p text:style-name="P7">Bilgisayar Mühendisliği Bölümü</text:p>
      <text:p text:style-name="P1"/>
      <text:p text:style-name="P11"/>
      <text:p text:style-name="P11">Nesne Tabanlı Programlama – 1</text:p>
      <text:p text:style-name="P11">Proje Raporu</text:p>
      <text:p text:style-name="P11"/>
      <text:p text:style-name="P11"/>
      <text:p text:style-name="P11"/>
      <text:p text:style-name="P11">Çevrimiçi Kitap Mağazası</text:p>
      <text:p text:style-name="P8"/>
      <text:p text:style-name="P8"/>
      <text:p text:style-name="P8"/>
      <text:p text:style-name="P8"/>
      <text:p text:style-name="P9"><text:tab/><text:tab/><text:tab/>152120141003<text:tab/><text:tab/>Şafak AKINCI</text:p>
      <text:p text:style-name="P10"><text:tab/><text:tab/><text:tab/>152120151069 <text:tab/><text:tab/>Azmi CİBİ</text:p>
      <text:p text:style-name="P10"><text:tab/><text:tab/><text:tab/>152120141071<text:tab/><text:tab/>Kerem YALDIZ</text:p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January 2017</text:p>
      <text:p text:style-name="P4"><text:soft-page-break/></text:p>
      <text:p text:style-name="P4">1.Giriş</text:p>
      <text:p text:style-name="P12">Yazdığımız bu program bir <text:span text:style-name="T1">Çevrimiçi Kitap Mağazası</text:span> örneğidir. </text:p>
      <text:p text:style-name="P12">Program çalışığtında karşımıza <text:span text:style-name="T1">müşteri menüsü, ürün menüsü ve alışveriş menüsü </text:span>gelir. </text:p>
      <text:p text:style-name="P12"/>
      <text:p text:style-name="P6">2.Tasarım</text:p>
      <text:p text:style-name="P12"/>
      <text:p text:style-name="P12"><text:span text:style-name="T6">Müşteri menüsü içerisinde</text:span><text:span text:style-name="T13">,</text:span> yeni müşteri ekleyebilir ve var olan müşterilerin bilgilerini görebiliriz.</text:p>
      <text:p text:style-name="P12">Programda var olan / olacak müşteriler<text:span text:style-name="T11"> Customer.txt </text:span>dosyası içerisinde tutulur. </text:p>
      <text:p text:style-name="P12"/>
      <text:p text:style-name="P12">Program başladığında, bu kaynak dosyası <text:span text:style-name="T11">(Customer.txt)</text:span> yok ise <text:span text:style-name="T11">Customer.txt dosyası oluşturulur ve yetkili kullanıcının bilgileri bu dosyanın içine yazılır.</text:span></text:p>
      <text:p text:style-name="P13"/>
      <text:p text:style-name="P13">Müşteriler, bu menüyü kullanarak kayıt olabilirler, her kayıt <text:span text:style-name="T11">Customer.txt</text:span> dosyasına eklenir.</text:p>
      <text:p text:style-name="P13"/>
      <text:p text:style-name="P13"><text:span text:style-name="T11">Customer.txt</text:span> dosyasında kullanıcı bilgilerini tutarken ayraç olarak <text:span text:style-name="T12">$</text:span> kullanıldığı için, müşterinin bilgilerinde <text:span text:style-name="T12">$</text:span> karakteri varsa hata verir ve müşteriden yeniden bilgilerini girmesi istenir.</text:p>
      <text:p text:style-name="P13"/>
      <text:p text:style-name="P13">Sistemdeki müşterileri (bilgileriyle) görebilmek için <text:span text:style-name="T1">yetkili</text:span> olarak giriş yapılması gerekmektedir.</text:p>
      <text:p text:style-name="P13">(kullanıcı adı: <text:span text:style-name="T1">root</text:span>, <text:tab/>parola: <text:span text:style-name="T1">1</text:span>)</text:p>
      <text:p text:style-name="P13"/>
      <text:p text:style-name="P14">Programda, her müşteri <text:span text:style-name="T1">eşsiz bir kimliğe (unique ID)</text:span> sahiptir. </text:p>
      <text:p text:style-name="P14">Bu yetkili (root) için <text:span text:style-name="T1">0’</text:span><text:span text:style-name="T2">dır. </text:span><text:span text:style-name="T14">Mü</text:span>şteriler için <text:span text:style-name="T1">1000’</text:span>den başlar ve her yeni müşteri eklendiğinde birer birer artarak devam eder.</text:p>
      <text:p text:style-name="P3"/>
      <text:p text:style-name="P2"><text:span text:style-name="T13">Ürün menüsü içerisinde, </text:span><text:span text:style-name="T8">sisteme yeni ürün ekleyebilir ve sistemdeki ürünleri </text:span><text:span text:style-name="T9">görebiliriz.</text:span></text:p>
      <text:p text:style-name="P5"><text:span text:style-name="T7">Program çalıştığında var olan ürünler </text:span>müzik cdsi, kitap ve dergilerdir. </text:p>
      <text:p text:style-name="P18">Bunlar üç ayrı depolayıcı (container) içinde tutulur. </text:p>
      <text:p text:style-name="P18"/>
      <text:p text:style-name="P5"><text:span text:style-name="T7">Her ürün tipinin kendi içerisinde </text:span>eşsiz kimliği (unique ID)<text:span text:style-name="T7"> vardır. </text:span></text:p>
      <text:p text:style-name="P18">Bunlar her ürün tipi için 1’den başlar ve devam eder.</text:p>
      <text:p text:style-name="P18"/>
      <text:p text:style-name="P5"><text:span text:style-name="T13">Alışveriş menüsü içerisinde,</text:span> <text:span text:style-name="T10">on tane seçenek vardır ve bunlar :</text:span></text:p>
      <text:p text:style-name="P18">1. Login<text:tab/><text:tab/><text:tab/>Kullanıcılar giriş yaparlar.</text:p>
      <text:p text:style-name="P18">2. AddProduct<text:tab/><text:tab/><text:tab/>Sepete yeni ürün eklenir.</text:p>
      <text:p text:style-name="P5"><text:span text:style-name="T7">3. RemoveProduct<text:tab/><text:tab/></text:span><text:span text:style-name="T10">Sepetteki istenen ürün silinir.</text:span></text:p>
      <text:p text:style-name="P19">4. ListAllProduct<text:tab/><text:tab/>Mağazadaki ürünler gösterilir.</text:p>
      <text:p text:style-name="P19">5. ShowShoppingCart<text:tab/><text:tab/>Sepetteki ürünleri gösterir.</text:p>
      <text:p text:style-name="P19">6. ShowBonus<text:tab/><text:tab/><text:tab/>Kullanıcının güncel bonusu gösterilir.</text:p>
      <text:p text:style-name="P19">7. UseBonus<text:tab/><text:tab/><text:tab/>Ödeme bonus kullanılarak yapılır.</text:p>
      <text:p text:style-name="P19">8. PlaceOrder<text:tab/><text:tab/><text:tab/>Satın alma işlemi gerçekleştirilir.</text:p>
      <text:p text:style-name="P19">9. CancelOrder<text:tab/><text:tab/>Satın alma işlemi iptal edilir ve sepet boşaltılır.</text:p>
      <text:p text:style-name="P19">10. Show Invoice<text:tab/><text:tab/>Fatura <text:span text:style-name="T18">gösterilir</text:span>.</text:p>
      <text:p text:style-name="P19"/>
      <text:p text:style-name="P19">Bunlardan herhangi birini seçebilmek için giriş yapmak zorunludur. (Login hariç.)</text:p>
      <text:p text:style-name="P19"/>
      <text:p text:style-name="P6">3. Sonuç</text:p>
      <text:p text:style-name="P15">Projede tüm grup üyeleri aktif rol almıştır. <text:span text:style-name="T15">Proje üyeleri tarafından</text:span> yazılan <text:span text:style-name="T15">ayrı ayrı kaynak kod dosyaları </text:span><text:span text:style-name="T3">Google Drive </text:span><text:span text:style-name="T15">kullanılarak bir yerde tutulmuştur. </text:span></text:p>
      <text:p text:style-name="P15"/>
      <text:p text:style-name="P15"><text:soft-page-break/><text:span text:style-name="T3">Google Drive</text:span><text:span text:style-name="T15"> da sürüm kontrol sistemi sunmaktadır ama yapılan değişiklikleri ayrıntılı bir şekilde göstermemektedir. Bunun yerine, birçok kişinin ortak proje yürütmesi için geliştirilmiş </text:span><text:span text:style-name="T3">git (sürüm kontrol sistemi) </text:span><text:span text:style-name="T15">kullanılması daha uygun olduğu görüldü.</text:span></text:p>
      <text:p text:style-name="P15"/>
      <text:p text:style-name="P16"><text:span text:style-name="T1">Kalıtım</text:span><text:span text:style-name="T4">(Inheritence)</text:span> ve <text:span text:style-name="T1">Çok Biçimlilik</text:span><text:span text:style-name="T4">(Polymorphism)</text:span> programın <text:span text:style-name="T18">genişleyebilir</text:span> (yeni sınıflar yazılabilir) ve tekrar kullanabilir olmasını sağlamıştır.</text:p>
      <text:p text:style-name="P16"/>
      <text:p text:style-name="P16">Programda var olan <text:span text:style-name="T1">soyut sınıflardan </text:span>herhangi bir sınıf türetilmek istenirse, türetilen bu sınıflar saf sanal fonksiyonları yazmak(tanımlamak) zorundadır. Bu da <text:span text:style-name="T16">geliştiricileri belirli bir tasarıma </text:span><text:span text:style-name="T4">zorlar</text:span><text:span text:style-name="T16">.</text:span></text:p>
      <text:p text:style-name="P17"/>
      <text:p text:style-name="P17"><text:span text:style-name="T1">Kalıtım (Inheritence) yapısı </text:span>sayesinde projeyi üçüncü parti geliştiriciler ele aldığında, daha önce yazılmış kaynak kodlarına erişmeden yeni sınıflar türetebilir, kaynak kodunu paylaşmak zorunlu değildir. (Kapalı Kaynak Kodlu Yazılım)</text:p>
      <text:p text:style-name="P17"/>
      <text:p text:style-name="P17">Proje üyeleri bireysel olarak farklı işletim sistemleri(Windows, MacOSX ve Debian) kullanmaktadır. Programın her bir platformda çalışabilmesi için bazı küçük değişiklikler yapılmıştır.</text:p>
      <text:p text:style-name="P17">Örneğin, <text:span text:style-name="T1">#pragma once</text:span>, Windows platformunda<text:span text:style-name="T17">(Visual Studio IDE)</text:span> başlık (header) dosyalarının bir kere derlenmesi için kullanılan bir ön işlem (preprocess<text:span text:style-name="T17">or</text:span>) <text:span text:style-name="T17">belirtecidir. Bunun yerine </text:span><text:span text:style-name="T5">#ifndef #define </text:span><text:span text:style-name="T17">kullanılmıştır.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T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5T17:03:31.097148000</meta:creation-date>
    <dc:date>2017-01-18T21:17:34.146691000</dc:date>
    <meta:editing-duration>PT21H11M46S</meta:editing-duration>
    <meta:editing-cycles>4</meta:editing-cycles>
    <meta:generator>LibreOffice/5.2.2.2$MacOSX_X86_64 LibreOffice_project/8f96e87c890bf8fa77463cd4b640a2312823f3ad</meta:generator>
    <meta:document-statistic meta:table-count="0" meta:image-count="0" meta:object-count="0" meta:page-count="3" meta:paragraph-count="47" meta:word-count="462" meta:character-count="3699" meta:non-whitespace-character-count="3246"/>
  </office:meta>
</office:document-meta>
</file>